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6951" officeooo:paragraph-rsid="000c6951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2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limitação do tema </text:p>
      <text:p text:style-name="Standard"/>
      <text:list xml:id="list240486436178976285" text:style-name="WWNum1">
        <text:list-item>
          <text:p text:style-name="P3">3Filtros </text:p>
        </text:list-item>
      </text:list>
      <text:list xml:id="list8524004122548374948" text:style-name="WWNum2">
        <text:list-item>
          <text:p text:style-name="P4">Pertinência – tema – (Capacidade-Habilidade-Bases tecnológicas).</text:p>
        </text:list-item>
        <text:list-item>
          <text:p text:style-name="P4">Relevância – tema x problemas para o mundo real.</text:p>
        </text:list-item>
        <text:list-item>
          <text:p text:style-name="P4">Viabilidade – tema/projeto (recursos “Humano/Dominio/Hospedagem/HW” x tempo).</text:p>
        </text:list-item>
      </text:list>
      <text:p text:style-name="Standard"><text:s text:c="3"/></text:p>
      <text:p text:style-name="Standard"/>
      <text:p text:style-name="P1">Requisitos – São Regras</text:p>
      <text:p text:style-name="P1">Requisitos Funcionais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</meta:initial-creator>
    <meta:editing-cycles>2</meta:editing-cycles>
    <meta:creation-date>2017-08-16T16:19:00</meta:creation-date>
    <dc:date>2017-08-16T21:13:56.239895668</dc:date>
    <meta:editing-duration>PT1H50M6S</meta:editing-duration>
    <meta:generator>LibreOffice/5.1.6.2$Linux_X86_64 LibreOffice_project/10m0$Build-2</meta:generator>
    <meta:document-statistic meta:table-count="0" meta:image-count="0" meta:object-count="0" meta:page-count="1" meta:paragraph-count="8" meta:word-count="31" meta:character-count="271" meta:non-whitespace-character-count="24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